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Lunar Clock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 Mega 2650 R3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1061</text:p>
          </table:table-cell>
          <table:table-cell table:style-name="ce8" office:value-type="currency" office:currency="USD" office:value="45.95" calcext:value-type="currency">
            <text:p>$45.95</text:p>
          </table:table-cell>
          <table:table-cell table:style-name="ce8" table:formula="of:=[.A4]*[.E4]" office:value-type="currency" office:currency="USD" office:value="45.95" calcext:value-type="currency">
            <text:p>$45.95</text:p>
          </table:table-cell>
          <table:table-cell office:value-type="string" calcext:value-type="string">
            <text:p><text:a xlink:href="https://www.sparkfun.com/products/11061" xlink:type="simple">https://www.sparkfun.com/products/11061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Amazon</text:p>
          </table:table-cell>
          <table:table-cell table:style-name="ce7" office:value-type="string" calcext:value-type="string">
            <text:p>B003XZSZWO</text:p>
          </table:table-cell>
          <table:table-cell table:style-name="ce8" office:value-type="currency" office:currency="USD" office:value="5.69" calcext:value-type="currency">
            <text:p>$5.69</text:p>
          </table:table-cell>
          <table:table-cell table:style-name="ce8" table:formula="of:=[.A5]*[.E5]" office:value-type="currency" office:currency="USD" office:value="5.69" calcext:value-type="currency">
            <text:p>$5.69</text:p>
          </table:table-cell>
          <table:table-cell office:value-type="string" calcext:value-type="string">
            <text:p><text:a xlink:href="http://www.amazon.com/gp/product/B003XZSZWO" xlink:type="simple">http://www.amazon.com/gp/product/B003XZSZWO</text:a></text:p>
          </table:table-cell>
          <table:table-cell office:value-type="string" calcext:value-type="string">
            <text:p>Arduino Vin. 9V is important for stepper motor <text:s/>power. Sparkfun was out of stock when I wrote this list up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Wifi Shield CC3000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2071</text:p>
          </table:table-cell>
          <table:table-cell table:style-name="ce8" office:value-type="currency" office:currency="USD" office:value="39.95" calcext:value-type="currency">
            <text:p>$39.95</text:p>
          </table:table-cell>
          <table:table-cell table:style-name="ce8" table:formula="of:=[.A6]*[.E6]" office:value-type="currency" office:currency="USD" office:value="39.95" calcext:value-type="currency">
            <text:p>$39.95</text:p>
          </table:table-cell>
          <table:table-cell office:value-type="string" calcext:value-type="string">
            <text:p><text:a xlink:href="https://www.sparkfun.com/products/12071" xlink:type="simple">https://www.sparkfun.com/products/12071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TransmogriShiel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1469</text:p>
          </table:table-cell>
          <table:table-cell table:style-name="ce8" office:value-type="currency" office:currency="USD" office:value="14.95" calcext:value-type="currency">
            <text:p>$14.95</text:p>
          </table:table-cell>
          <table:table-cell table:style-name="ce8" table:formula="of:=[.A7]*[.E7]" office:value-type="currency" office:currency="USD" office:value="14.95" calcext:value-type="currency">
            <text:p>$14.95</text:p>
          </table:table-cell>
          <table:table-cell office:value-type="string" calcext:value-type="string">
            <text:p><text:a xlink:href="https://www.sparkfun.com/products/11469" xlink:type="simple">https://www.sparkfun.com/products/11469</text:a></text:p>
          </table:table-cell>
          <table:table-cell office:value-type="string" calcext:value-type="string">
            <text:p>Interfaces between Mega and Shield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nipolar stepper motor</text:p>
          </table:table-cell>
          <table:table-cell table:style-name="ce3" office:value-type="string" calcext:value-type="string">
            <text:p>XXX haven't found it in stock anywhere. <text:s/>Pick another</text:p>
          </table:table-cell>
          <table:table-cell table:style-name="ce7" office:value-type="string" calcext:value-type="string">
            <text:p>30BYJ02AH</text:p>
          </table:table-cell>
          <table:table-cell table:style-name="ce8"/>
          <table:table-cell table:style-name="ce8" table:formula="of:=[.A8]*[.E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XXX pick an in-stock one.  Try <text:a xlink:href="https://www.adafruit.com/products/918" xlink:type="simple">https://www.adafruit.com/products/918</text:a> and <text:a xlink:href="https://www.adafruit.com/products/858" xlink:type="simple">https://www.adafruit.com/products/858</text:a> both have 5mm shaft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ctobotics Set Screw Hub - 5mm Bo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04</text:p>
          </table:table-cell>
          <table:table-cell table:style-name="ce8" office:value-type="currency" office:currency="USD" office:value="4.99" calcext:value-type="currency">
            <text:p>$4.99</text:p>
          </table:table-cell>
          <table:table-cell table:style-name="ce8" table:formula="of:=[.A9]*[.E9]" office:value-type="currency" office:currency="USD" office:value="4.99" calcext:value-type="currency">
            <text:p>$4.99</text:p>
          </table:table-cell>
          <table:table-cell office:value-type="string" calcext:value-type="string">
            <text:p><text:a xlink:href="https://www.sparkfun.com/products/12404" xlink:type="simple">https://www.sparkfun.com/products/12404</text:a></text:p>
          </table:table-cell>
          <table:table-cell office:value-type="string" calcext:value-type="string">
            <text:p>5mm and set-screw to fit the stepper shaft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chine Screw - Socket Head (6-32 ; 1/2"; 25 pack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15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10]*[.E10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415" xlink:type="simple">https://www.sparkfun.com/products/12415</text:a></text:p>
          </table:table-cell>
          <table:table-cell office:value-type="string" calcext:value-type="string">
            <text:p>to hold lunar disks wheel to hub. <text:s/>We need only 4, but they come in a set of 25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1]*[.E11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 office:value-type="string" calcext:value-type="string">
            <text:p>XXX Rethink how to distribute Vin vs. 5V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2]*[.E12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3]*[.E13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4]*[.E1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5]*[.E1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rown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7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6]*[.E16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7" xlink:type="simple">https://www.sparkfun.com/products/8027</text:a></text:p>
          </table:table-cell>
          <table:table-cell office:value-type="string" calcext:value-type="string">
            <text:p>Vin wires. <text:s/>Normally I use Green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-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0116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7]*[.E17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5 for the stepper motor connections; XXX some for the slot sensor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, 1N4004, 400V, axial, Cut Tape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1N4004FSCT-ND</text:p>
          </table:table-cell>
          <table:table-cell table:style-name="ce8" office:value-type="currency" office:currency="USD" office:value="0.167" calcext:value-type="currency">
            <text:p>$0.17</text:p>
          </table:table-cell>
          <table:table-cell table:style-name="ce8" table:formula="of:=[.A18]*[.E18]" office:value-type="currency" office:currency="USD" office:value="1.67" calcext:value-type="currency">
            <text:p>$1.67</text:p>
          </table:table-cell>
          <table:table-cell/>
          <table:table-cell office:value-type="string" calcext:value-type="string">
            <text:p>Need 4 for the stepper, but they come in lots of 10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ansistor, TIP120, TO-220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7-2539-5-ND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8" table:formula="of:=[.A19]*[.E19]" office:value-type="currency" office:currency="USD" office:value="2.24" calcext:value-type="currency">
            <text:p>$2.24</text:p>
          </table:table-cell>
          <table:table-cell/>
          <table:table-cell office:value-type="string" calcext:value-type="string">
            <text:p>For steppper control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XX more to come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20]*[.E20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20])" office:value-type="currency" office:currency="USD" office:value="138.34" calcext:value-type="currency">
            <text:p>$138.34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4" table:number-rows-repeated="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2:34:24.759629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24M38S</meta:editing-duration>
    <meta:editing-cycles>59</meta:editing-cycles>
    <meta:generator>LibreOffice/4.2.8.2$Linux_X86_64 LibreOffice_project/420m0$Build-2</meta:generator>
    <dc:date>2015-10-18T12:38:50.043999980</dc:date>
    <meta:document-statistic meta:table-count="1" meta:cell-count="137" meta:object-count="0"/>
    <meta:user-defined meta:name="Info 1"/>
    <meta:user-defined meta:name="Info 2"/>
    <meta:user-defined meta:name="Info 3"/>
    <meta:user-defined meta:name="Info 4"/>
  </office:meta>
</office:document-meta>
</file>